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500" table:style-name="ce1">
            <text:p>50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600" table:style-name="ce1">
            <text:p>6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300" table:style-name="ce1">
            <text:p>13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250" table:formula="of:=SUM([.E2:.E54])" table:style-name="ce18">
            <text:p>425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4-01T09:55:47Z</dc:date>
    <meta:print-date>2025-02-21T10:24:12Z</meta:print-date>
    <meta:editing-cycles>150</meta:editing-cycles>
    <meta:editing-duration>PT235575S</meta:editing-duration>
  </office:meta>
</office:document-meta>
</file>